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975e8" officeooo:paragraph-rsid="000975e8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a719f" officeooo:paragraph-rsid="000a719f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b4848" officeooo:paragraph-rsid="000b4848" style:font-weight-asian="bold" style:font-weight-complex="bold"/>
    </style:style>
    <style:style style:name="P4" style:family="paragraph" style:parent-style-name="Standard">
      <style:text-properties style:text-underline-style="none" fo:font-weight="normal" officeooo:rsid="000975e8" officeooo:paragraph-rsid="000975e8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0a719f" officeooo:paragraph-rsid="000a719f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officeooo:rsid="000a719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PO DE ACTUACIONES</text:p>
      <text:p text:style-name="P3"><text:span text:style-name="T1">Plazo general 0 días si no cuenta con un plazo.</text:span></text:p>
      <text:p text:style-name="P1"><text:span text:style-name="T1">1- Providencia. - Plazo: 3 días</text:span></text:p>
      <text:p text:style-name="P1"><text:span text:style-name="T1">2- Auto Interlocutorio. - Plazo: 3 días</text:span></text:p>
      <text:p text:style-name="P1"><text:span text:style-name="T1">3- Sentencia. - Plazo: </text:span></text:p>
      <text:p text:style-name="P1"><text:span text:style-name="T1">4- Notificación. - Plazo: </text:span></text:p>
      <text:p text:style-name="P1"><text:span text:style-name="T1">5- Aviso. - Plazo: </text:span></text:p>
      <text:p text:style-name="P1"><text:span text:style-name="T1">6- Presentación de las Partes. - Plazo: </text:span></text:p>
      <text:p text:style-name="P1"><text:span text:style-name="T1">7- Urgimiento. - Plazo: </text:span></text:p>
      <text:p text:style-name="P1"><text:span text:style-name="T1">8- Documentos Varios. - Plazo: </text:span></text:p>
      <text:p text:style-name="P1"><text:span text:style-name="T1">9- Mandamiento Judicial. - Plazo: </text:span></text:p>
      <text:p text:style-name="P1"><text:span text:style-name="T1">10- Oficio. - Plazo: </text:span></text:p>
      <text:p text:style-name="P1"><text:span text:style-name="T1">11- Informe. - Plazo: </text:span></text:p>
      <text:p text:style-name="P1"><text:span text:style-name="T1"/></text:p>
      <text:p text:style-name="P1">TIPO DE DOCUMENTOS</text:p>
      <text:p text:style-name="P1"/>
      <text:p text:style-name="P4">1- Comprobante de Pago</text:p>
      <text:p text:style-name="P4">2- Escrito.</text:p>
      <text:p text:style-name="P4">3- <text:span text:style-name="T2">Poder.</text:span></text:p>
      <text:p text:style-name="P5">4- Caratula.</text:p>
      <text:p text:style-name="P5">5- Fotocopia de Cédula.</text:p>
      <text:p text:style-name="P5">6- Instrumental.</text:p>
      <text:p text:style-name="P5">7- Escrito de Demanda.</text:p>
      <text:p text:style-name="P5"/>
      <text:p text:style-name="P2">ESTADO EXTERNO</text:p>
      <text:p text:style-name="P5"/>
      <text:p text:style-name="P5">1- En Despacho.</text:p>
      <text:p text:style-name="P5">2- Autos para Resolver.</text:p>
      <text:p text:style-name="P5">3- En Estadística. </text:p>
      <text:p text:style-name="P5">4- En contaduría.</text:p>
      <text:p text:style-name="P5"/>
      <text:p text:style-name="P1"><text:span text:style-name="T1"/></text:p>
      <text:p text:style-name="P2">ESTADO INTERNO</text:p>
      <text:p text:style-name="P5"/>
      <text:p text:style-name="P5">1- Iniciado.</text:p>
      <text:p text:style-name="P5">2- Culminado.</text:p>
      <text:p text:style-name="P5">3- En Proceso.</text:p>
      <text:p text:style-name="P5">4- A Notificar.</text:p>
      <text:p text:style-name="P5">5- A Contestar.</text:p>
      <text:p text:style-name="P5">6- A Liquid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</meta:initial-creator>
    <meta:creation-date>2017-06-25T11:14:37.641829692</meta:creation-date>
    <dc:date>2017-06-25T11:38:50.598760426</dc:date>
    <dc:creator>Luis </dc:creator>
    <meta:editing-duration>PT24M11S</meta:editing-duration>
    <meta:editing-cycles>3</meta:editing-cycles>
    <meta:generator>LibreOffice/5.0.3.2$Linux_X86_64 LibreOffice_project/00m0$Build-2</meta:generator>
    <meta:document-statistic meta:table-count="0" meta:image-count="0" meta:object-count="0" meta:page-count="1" meta:paragraph-count="33" meta:word-count="123" meta:character-count="694" meta:non-whitespace-character-count="594"/>
  </office:meta>
</office:document-meta>
</file>